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es" fo:country="ES"/>
    </style:style>
    <style:style style:name="T1" style:family="text">
      <style:text-properties officeooo:rsid="000964ff"/>
    </style:style>
    <style:style style:name="T2" style:family="text">
      <style:text-properties fo:font-variant="normal" fo:text-transform="none" fo:color="#000000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S hne" fo:font-size="12pt" fo:letter-spacing="normal" fo:font-style="normal" fo:font-weight="normal" officeooo:rsid="000964ff"/>
    </style:style>
    <style:style style:name="T4" style:family="text">
      <style:text-properties fo:font-variant="normal" fo:text-transform="none" fo:color="#000000" style:font-name="S hne" fo:font-size="12pt" fo:letter-spacing="normal" fo:language="es" fo:country="ES" fo:font-style="normal" fo:font-weight="normal" officeooo:rsid="000964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TwitterWatch es</text:span><text:span text:style-name="T2"> una herramienta de análisis de mercado que utiliza la API de Twitter como fuente de datos. </text:span><text:span text:style-name="T3">Esta</text:span><text:span text:style-name="T2"> herramienta utiliza inteligencia artificial, específicamente un análisis de sentimiento, para determinar si los tweets son positivos, negativos o neutrales. Esto nos permite obtener una visión general del sentimiento del mercado en torno a un tema específico. Además, nuestra herramienta permite visualizar los resultados de búsquedas anteriores, lo que nos permite comparar los cambios en el sentimiento del mercado a lo largo del tiemp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09:46:13.286064025</meta:creation-date>
    <dc:date>2023-05-05T09:51:35.879207609</dc:date>
    <meta:editing-duration>PT5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82" meta:character-count="551" meta:non-whitespace-character-count="470"/>
  </office:meta>
</office:document-meta>
</file>